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2024-02-14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2021-11-30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2020-12-15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2019-12-11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2019-02-06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2017-12-20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2016-12-22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2016-01-27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2015-02-04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2013-12-10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2013-02-05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2011-12-07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2010-12-23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2010-01-25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2008-12-16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2008-01-24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2006-12-19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2005-12-21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2005-01-03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2004-01-23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2003-01-06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2002-03-06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2001-01-23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2000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99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98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9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9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95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93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90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89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8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8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84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4528" calcext:value-type="float">
            <text:p>30.89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83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8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82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82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8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81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81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81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81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81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81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80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80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80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80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80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9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9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9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9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9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8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8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8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6712" calcext:value-type="float">
            <text:p>47.6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8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8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8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8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8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8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8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7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7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7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7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7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7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7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7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7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6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6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6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5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5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4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4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3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2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2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6088" calcext:value-type="float">
            <text:p>43.3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1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1704" calcext:value-type="float">
            <text:p>43.3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1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0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70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69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69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67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65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64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6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63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62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62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61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61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60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60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59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59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58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58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57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57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56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56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55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55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5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54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5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52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548094565601</text:p>
          </table:table-cell>
          <table:table-cell office:value-type="string" calcext:value-type="string">
            <text:p>1952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56" meta:object-count="0"/>
    <meta:user-defined meta:name="AppVersion">3.0</meta:user-defined>
  </office:meta>
</office:document-meta>
</file>